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13c3ea" officeooo:paragraph-rsid="0013c3ea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officeooo:rsid="0014274a" officeooo:paragraph-rsid="0014274a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15b2ad" officeooo:paragraph-rsid="0015b2ad" style:font-style-asian="normal" style:font-style-complex="normal"/>
    </style:style>
    <style:style style:name="T1" style:family="text">
      <style:text-properties officeooo:rsid="0015b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hina,</text:p>
      <text:p text:style-name="P1">A ce prénom me vien<text:span text:style-name="T1">nent </text:span>ces souvenirs</text:p>
      <text:p text:style-name="P1">D’une femme au magique sourire</text:p>
      <text:p text:style-name="P1">Qu’elle partagea avec moi</text:p>
      <text:p text:style-name="P1"/>
      <text:p text:style-name="P1">Mais qu’est-elle devenu après tant années ?</text:p>
      <text:p text:style-name="P1">Certainement une femme comblée</text:p>
      <text:p text:style-name="P1">Qui reste dans un coin de ma tête</text:p>
      <text:p text:style-name="P1">Dont les pensées souvent se répètent</text:p>
      <text:p text:style-name="P1"/>
      <text:p text:style-name="P1">Malheureusement aujourd’hui j’ai su</text:p>
      <text:p text:style-name="P2">Qu’elle ressent un prochain chagrin</text:p>
      <text:p text:style-name="P2">Par le rejet d’un enfant qu’elle a voulu</text:p>
      <text:p text:style-name="P2">Et dont elle ne tiendra jamais la main</text:p>
      <text:p text:style-name="P2"/>
      <text:p text:style-name="P2">Elle verse des larmes</text:p>
      <text:p text:style-name="P2">Et je ne sais que faire</text:p>
      <text:p text:style-name="P2">Sache juste que les peines sont éphémères </text:p>
      <text:p text:style-name="P2">Et qu’après l’obscurité vient la lumière</text:p>
      <text:p text:style-name="P2"/>
      <text:p text:style-name="P2">Si mes mots peuvent t’attendrirent</text:p>
      <text:p text:style-name="P2">Alors je t’appelle à la patience</text:p>
      <text:p text:style-name="P2">Tu auras à coup sûr la récompense</text:p>
      <text:p text:style-name="P2">Si tu viens au repentir</text:p>
      <text:p text:style-name="P2"/>
      <text:p text:style-name="P3">Garde donc la tête haute</text:p>
      <text:p text:style-name="P3">Et que ton espoir ne se meurt</text:p>
      <text:p text:style-name="P3">Nous faisons tous des fautes</text:p>
      <text:p text:style-name="P3">Qui nous prive du bonheur</text:p>
      <text:p text:style-name="P3"/>
      <text:p text:style-name="P3">Je t’invite ainsi à revenir</text:p>
      <text:p text:style-name="P3">Et bien que nos corps soient éloignés</text:p>
      <text:p text:style-name="P3">Nous gardons un cœur partagé</text:p>
      <text:p text:style-name="P3">Par un amour à n’en plus finir</text:p>
      <text:p text:style-name="P3"/>
      <text:p text:style-name="P3">Reste forte O ma Kahina</text:p>
      <text:p text:style-name="P3">Car ton courage me rassure</text:p>
      <text:p text:style-name="P3">Parce que de nouveau joyeuse tu seras</text:p>
      <text:p text:style-name="P3">A l’état le plus pu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14:32.438533378</meta:creation-date>
    <meta:generator>LibreOffice/5.1.6.2$Linux_X86_64 LibreOffice_project/10m0$Build-2</meta:generator>
    <dc:date>2018-03-01T09:48:01.593737395</dc:date>
    <meta:editing-duration>PT33S</meta:editing-duration>
    <meta:editing-cycles>1</meta:editing-cycles>
    <meta:document-statistic meta:table-count="0" meta:image-count="0" meta:object-count="0" meta:page-count="1" meta:paragraph-count="32" meta:word-count="181" meta:character-count="971" meta:non-whitespace-character-count="821"/>
  </office:meta>
</office:document-meta>
</file>